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T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  <style:style style:name="P10" style:parent-style-name="Standard" style:family="paragraph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style:font-size-complex="14pt"/>
    </style:style>
    <style:style style:name="P13" style:parent-style-name="Standard" style:family="paragraph">
      <style:text-properties style:font-size-complex="14pt"/>
    </style:style>
    <style:style style:name="P14" style:parent-style-name="Standard" style:family="paragraph">
      <style:text-properties style:font-size-complex="14pt"/>
    </style:style>
    <style:style style:name="P15" style:parent-style-name="Standard" style:family="paragraph">
      <style:text-properties fo:color="#000000" style:font-size-complex="14pt"/>
    </style:style>
    <style:style style:name="P16" style:parent-style-name="Standard" style:family="paragraph">
      <style:text-properties fo:color="#000000" style:font-size-complex="14pt"/>
    </style:style>
    <style:style style:name="P17" style:parent-style-name="Standard" style:family="paragraph">
      <style:text-properties fo:color="#000000" style:font-size-complex="14pt"/>
    </style:style>
    <style:style style:name="P18" style:parent-style-name="Standard" style:family="paragraph">
      <style:text-properties fo:color="#000000" style:font-size-complex="14pt"/>
    </style:style>
    <style:style style:name="P19" style:parent-style-name="Standard" style:family="paragraph">
      <style:text-properties fo:color="#000000" style:font-size-complex="14pt"/>
    </style:style>
    <style:style style:name="P20" style:parent-style-name="Standard" style:family="paragraph">
      <style:text-properties fo:font-weight="bold" style:font-weight-asian="bold" fo:color="#000000" style:font-size-complex="14pt"/>
    </style:style>
    <style:style style:name="P21" style:parent-style-name="Standard" style:family="paragraph">
      <style:text-properties fo:color="#000000" style:font-size-complex="14pt"/>
    </style:style>
    <style:style style:name="P22" style:parent-style-name="Standard" style:family="paragraph">
      <style:text-properties fo:color="#000000" style:font-size-complex="14pt"/>
    </style:style>
    <style:style style:name="P23" style:parent-style-name="Standard" style:family="paragraph">
      <style:text-properties fo:font-weight="bold" style:font-weight-asian="bold" fo:color="#000000" style:font-size-complex="14pt"/>
    </style:style>
    <style:style style:name="P24" style:parent-style-name="Standard" style:family="paragraph">
      <style:text-properties fo:color="#000000" style:font-size-complex="14pt"/>
    </style:style>
    <style:style style:name="P25" style:parent-style-name="Standard" style:family="paragraph">
      <style:text-properties fo:color="#000000" style:font-size-complex="14pt"/>
    </style:style>
    <style:style style:name="P26" style:parent-style-name="Standard" style:family="paragraph">
      <style:text-properties fo:font-weight="bold" style:font-weight-asian="bold" fo:color="#000000" style:font-size-complex="14pt"/>
    </style:style>
    <style:style style:name="P27" style:parent-style-name="Standard" style:family="paragraph">
      <style:text-properties fo:color="#000000" style:font-size-complex="14pt"/>
    </style:style>
    <style:style style:name="P28" style:parent-style-name="Standard" style:family="paragraph">
      <style:text-properties fo:color="#000000" style:font-size-complex="14pt"/>
    </style:style>
    <style:style style:name="P29" style:parent-style-name="Standard" style:family="paragraph">
      <style:text-properties fo:font-weight="bold" style:font-weight-asian="bold" fo:color="#000000" style:font-size-complex="14pt"/>
    </style:style>
    <style:style style:name="T30" style:parent-style-name="Absatz-Standardschriftart" style:family="text">
      <style:text-properties fo:color="#000000" style:font-size-complex="14pt"/>
    </style:style>
    <style:style style:name="T31" style:parent-style-name="Absatz-Standardschriftart" style:family="text">
      <style:text-properties fo:color="#000000" style:font-size-complex="14pt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fo:font-size="14pt" style:font-size-asian="14pt" style:font-size-complex="14pt"/>
    </style:style>
    <style:style style:name="P38" style:parent-style-name="Standard" style:family="paragraph">
      <style:text-properties style:font-size-complex="14pt"/>
    </style:style>
    <style:style style:name="P39" style:parent-style-name="Standard" style:family="paragraph">
      <style:text-properties style:font-size-complex="14pt"/>
    </style:style>
    <style:style style:name="P40" style:parent-style-name="Standard" style:family="paragraph">
      <style:text-properties fo:font-weight="bold" style:font-weight-asian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size-complex="14pt"/>
    </style:style>
    <style:style style:name="P44" style:parent-style-name="Standard" style:family="paragraph">
      <style:text-properties style:font-size-complex="14pt"/>
    </style:style>
    <style:style style:name="P45" style:parent-style-name="Standard" style:family="paragraph">
      <style:text-properties style:font-size-complex="14pt"/>
    </style:style>
    <style:style style:name="P46" style:parent-style-name="Standard" style:family="paragraph">
      <style:text-properties fo:font-weight="bold" style:font-weight-asian="bold" style:font-size-complex="14pt"/>
    </style:style>
    <style:style style:name="T47" style:parent-style-name="Absatz-Standardschriftart" style:family="text">
      <style:text-properties style:font-size-complex="14pt"/>
    </style:style>
    <style:style style:name="T48" style:parent-style-name="Absatz-Standardschriftart" style:family="text">
      <style:text-properties style:font-size-complex="14pt" style:text-underline-type="single" style:text-underline-style="solid" style:text-underline-width="auto" style:text-underline-mode="continuous"/>
    </style:style>
    <style:style style:name="T49" style:parent-style-name="Absatz-Standardschriftart" style:family="text">
      <style:text-properties style:font-size-complex="14pt"/>
    </style:style>
    <style:style style:name="T50" style:parent-style-name="Absatz-Standardschriftart" style:family="text">
      <style:text-properties style:font-size-complex="14pt"/>
    </style:style>
    <style:style style:name="T51" style:parent-style-name="Absatz-Standardschriftart" style:family="text">
      <style:text-properties style:font-size-complex="14pt" style:text-underline-type="single" style:text-underline-style="solid" style:text-underline-width="auto" style:text-underline-mode="continuous"/>
    </style:style>
    <style:style style:name="T52" style:parent-style-name="Absatz-Standardschriftart" style:family="text">
      <style:text-properties style:font-size-complex="14pt"/>
    </style:style>
    <style:style style:name="P53" style:parent-style-name="Standard" style:family="paragraph">
      <style:text-properties style:font-size-complex="14pt"/>
    </style:style>
    <style:style style:name="P54" style:parent-style-name="Standard" style:family="paragraph">
      <style:text-properties fo:font-weight="bold" style:font-weight-asian="bold" style:font-size-complex="14pt"/>
    </style:style>
    <style:style style:name="P55" style:parent-style-name="Standard" style:family="paragraph">
      <style:text-properties style:font-size-complex="14pt"/>
    </style:style>
    <style:style style:name="P56" style:parent-style-name="Standard" style:family="paragraph">
      <style:text-properties style:font-size-complex="14pt"/>
    </style:style>
    <style:style style:name="P57" style:parent-style-name="Standard" style:family="paragraph">
      <style:text-properties fo:font-weight="bold" style:font-weight-asian="bold" style:font-size-complex="14pt"/>
    </style:style>
    <style:style style:name="P58" style:parent-style-name="Standard" style:family="paragraph">
      <style:text-properties style:font-size-complex="14pt"/>
    </style:style>
    <style:style style:name="P59" style:parent-style-name="Standard" style:family="paragraph">
      <style:text-properties style:font-size-complex="14pt"/>
    </style:style>
    <style:style style:name="P60" style:parent-style-name="Standard" style:family="paragraph">
      <style:text-properties fo:font-weight="bold" style:font-weight-asian="bold" style:font-size-complex="14pt"/>
    </style:style>
    <style:style style:name="P61" style:parent-style-name="Standard" style:family="paragraph">
      <style:text-properties style:font-size-complex="14pt"/>
    </style:style>
    <style:style style:name="P62" style:parent-style-name="Standard" style:family="paragraph">
      <style:text-properties style:font-size-complex="14pt"/>
    </style:style>
    <style:style style:name="P63" style:parent-style-name="Standard" style:family="paragraph">
      <style:text-properties style:font-size-complex="14pt"/>
    </style:style>
    <style:style style:name="P64" style:parent-style-name="Standard" style:family="paragraph">
      <style:text-properties style:font-size-complex="14pt"/>
    </style:style>
    <style:style style:name="P65" style:parent-style-name="Standard" style:family="paragraph">
      <style:text-properties style:font-size-complex="14pt"/>
    </style:style>
    <style:style style:name="P66" style:parent-style-name="Standard" style:family="paragraph">
      <style:text-properties style:font-size-complex="14pt"/>
    </style:style>
    <style:style style:name="P67" style:parent-style-name="Standard" style:family="paragraph">
      <style:text-properties fo:font-weight="bold" style:font-weight-asian="bold" style:font-size-complex="14pt"/>
    </style:style>
    <style:style style:name="P68" style:parent-style-name="Standard" style:family="paragraph">
      <style:text-properties style:font-size-complex="14pt"/>
    </style:style>
    <style:style style:name="P69" style:parent-style-name="Standard" style:family="paragraph">
      <style:text-properties style:font-size-complex="14pt"/>
    </style:style>
    <style:style style:name="P70" style:parent-style-name="Standard" style:family="paragraph">
      <style:text-properties style:font-size-complex="14pt"/>
    </style:style>
    <style:style style:name="P71" style:parent-style-name="Standard" style:family="paragraph">
      <style:text-properties style:font-size-complex="14pt"/>
    </style:style>
    <style:style style:name="P72" style:parent-style-name="Standard" style:family="paragraph">
      <style:text-properties style:font-size-complex="14pt"/>
    </style:style>
    <style:style style:name="P73" style:parent-style-name="Standard" style:family="paragraph">
      <style:text-properties style:font-size-complex="14pt"/>
    </style:style>
    <style:style style:name="P74" style:parent-style-name="Standard" style:family="paragraph">
      <style:text-properties style:font-size-complex="14pt"/>
    </style:style>
    <style:style style:name="P75" style:parent-style-name="Standard" style:family="paragraph">
      <style:text-properties fo:font-weight="bold" style:font-weight-asian="bold" style:font-size-complex="14pt"/>
    </style:style>
    <style:style style:name="P76" style:parent-style-name="Standard" style:family="paragraph">
      <style:text-properties style:font-size-complex="14pt"/>
    </style:style>
    <style:style style:name="P77" style:parent-style-name="Standard" style:family="paragraph">
      <style:text-properties style:font-size-complex="14pt"/>
    </style:style>
    <style:style style:name="P78" style:parent-style-name="Standard" style:family="paragraph">
      <style:text-properties fo:font-weight="bold" style:font-weight-asian="bold" style:font-size-complex="14pt"/>
    </style:style>
    <style:style style:name="P79" style:parent-style-name="Standard" style:family="paragraph">
      <style:text-properties style:font-size-complex="14pt"/>
    </style:style>
    <style:style style:name="P80" style:parent-style-name="Standard" style:family="paragraph">
      <style:text-properties style:font-size-complex="14pt"/>
    </style:style>
    <style:style style:name="P81" style:parent-style-name="Standard" style:family="paragraph">
      <style:text-properties fo:font-weight="bold" style:font-weight-asian="bold" style:font-size-complex="14pt"/>
    </style:style>
    <style:style style:name="P82" style:parent-style-name="Standard" style:family="paragraph">
      <style:text-properties style:font-size-complex="14pt"/>
    </style:style>
    <style:style style:name="P83" style:parent-style-name="Standard" style:family="paragraph">
      <style:text-properties style:font-size-complex="14pt"/>
    </style:style>
    <style:style style:name="P84" style:parent-style-name="Standard" style:family="paragraph">
      <style:text-properties fo:font-weight="bold" style:font-weight-asian="bold" style:font-size-complex="14pt"/>
    </style:style>
  </office:automatic-styles>
  <office:body>
    <office:text text:use-soft-page-breaks="true">
      <text:p text:style-name="P1">Use Case: Adminaccount anlegen – Brief</text:p>
      <text:p text:style-name="P2"/>
      <text:p text:style-name="Standard">Beim ersten Starten der Software gibt der Admin Name, Adresse, Emailadresse, Telefonnummer und Passwort an. System speichert die Daten und vergibt den Administrationsstatus.</text:p>
      <text:p text:style-name="Standard"/>
      <text:p text:style-name="P3">Use Case: Adminaccount anlegen – Fully dressed</text:p>
      <text:p text:style-name="P4"/>
      <text:p text:style-name="P5">Primary Actor:</text:p>
      <text:p text:style-name="Standard">Mosterei-Inhaber</text:p>
      <text:p text:style-name="Standard"/>
      <text:p text:style-name="P6">Stakeholder &amp; Interests:</text:p>
      <text:p text:style-name="Standard">-<text:s/><text:span text:style-name="T7">Mosterei-Inhaber</text:span>: Möchte als Einziger Administratorrechte für das System erhalten</text:p>
      <text:p text:style-name="Standard"/>
      <text:p text:style-name="P8">Preconditions:</text:p>
      <text:p text:style-name="Standard">Software<text:s/>wurde noch nie<text:s/>auf diesem Computer ausgeführt</text:p>
      <text:p text:style-name="Standard"/>
      <text:p text:style-name="P9">Postconditions:</text:p>
      <text:p text:style-name="Standard">Neuer Admin-Account wurde erstellt</text:p>
      <text:p text:style-name="Standard"/>
      <text:p text:style-name="P10">Main Success Scenario:</text:p>
      <text:p text:style-name="Standard">1. Mosterei-Inhaber startet zum ersten Mal das System</text:p>
      <text:p text:style-name="Standard">2. System fordert Name, Adresse, Emailadresse und Telefonnummer</text:p>
      <text:p text:style-name="Standard">3. Mosterei-Inhaber gibt geforderte Daten an</text:p>
      <text:p text:style-name="Standard">4. System fordert Passwort mit Wiederholung</text:p>
      <text:p text:style-name="Standard">5. Mosterei-Inhaber gibt Passwort zweimal ein</text:p>
      <text:p text:style-name="Standard">6. System zeigt Zusammenfassung aller eigegebenen Daten (außer Passwort)</text:p>
      <text:p text:style-name="Standard">7. Mosterei-Inhaber bestätigt Daten</text:p>
      <text:p text:style-name="Standard">8. System speichert Daten und legt neuen Admin-Account an</text:p>
      <text:p text:style-name="Standard"/>
      <text:p text:style-name="P11">Extensions:</text:p>
      <text:p text:style-name="P12">5.a Passwörter stimmen nicht überein</text:p>
      <text:p text:style-name="P13"><text:tab/>1. System signalisiert Fehler und fordert neue Eingabe</text:p>
      <text:p text:style-name="P14"><text:tab/>2. Mosterei-Inhaber gibt die Passwörter erneut ein</text:p>
      <text:p text:style-name="P15">7.a Mosterei-Inhaber entdeckt Fehler in seinen Angaben</text:p>
      <text:p text:style-name="P16"><text:tab/>1. Mosterei-Inhaber fordert Bearbeitung der Daten an</text:p>
      <text:p text:style-name="P17"><text:tab/>2. System kehrt zur Bearbeitung der Daten zurück</text:p>
      <text:p text:style-name="P18"><text:tab/>3. Mosterei-Inhaber korrigiert fälschliche Eingaben und bestätigt</text:p>
      <text:p text:style-name="P19"/>
      <text:p text:style-name="P20">Special Requirements:</text:p>
      <text:p text:style-name="P21">Schriftgröße von mindestens 12</text:p>
      <text:p text:style-name="P22"/>
      <text:p text:style-name="P23">Technology &amp; Data Various List</text:p>
      <text:p text:style-name="P24">Verbindung zur Datenbank, um neuen Account zu speichern</text:p>
      <text:p text:style-name="P25"/>
      <text:p text:style-name="P26">Frequency of occurence:</text:p>
      <text:p text:style-name="P27">Nur einmal</text:p>
      <text:p text:style-name="P28"/>
      <text:p text:style-name="P29">Open Issues:</text:p>
      <text:p text:style-name="Standard"><text:span text:style-name="T30">Wie wird sichergestellt, dass Admin-Account nur beim ersten Mal erstellt wird?</text:span><text:span text:style-name="T31"><text:tab/></text:span></text:p>
      <text:p text:style-name="P32"/>
      <text:p text:style-name="P33"/>
      <text:p text:style-name="P34"/>
      <text:p text:style-name="P35"/>
      <text:p text:style-name="P36">Use Case: Passwort ändern – Brief<text:s/></text:p>
      <text:p text:style-name="P37"/>
      <text:p text:style-name="P38">Mitarbeiter logt sich in seinen Account ein und fordert Passwortänderung an. Mitarbeiter gibt altes Passwort und zweimal das neue Passwort ein. System speichert neues Passwort und beendet den Vorgang.</text:p>
      <text:p text:style-name="P39"/>
      <text:p text:style-name="P40"/>
      <text:p text:style-name="P41">UC 2: Passwort ändern – Fully dressed</text:p>
      <text:p text:style-name="P42"/>
      <text:p text:style-name="P43">Primary Actor:</text:p>
      <text:p text:style-name="P44">Mitarbeiter</text:p>
      <text:p text:style-name="P45"/>
      <text:p text:style-name="P46">Stakeholder &amp; Interests:</text:p>
      <text:p text:style-name="Standard"><text:span text:style-name="T47">-<text:s/></text:span><text:span text:style-name="T48">Mitarbeiter:</text:span><text:span text:style-name="T49"><text:s/>Möchte auf als Einziger auf seine Daten zugreifen können, möchte sicheres Passwort</text:span></text:p>
      <text:p text:style-name="Standard"><text:span text:style-name="T50">-<text:s/></text:span><text:span text:style-name="T51">Mosterei-Inhaber</text:span><text:span text:style-name="T52">: Möchte, dass sich seine Mitarbeiter jederzeit im System anmelden können</text:span></text:p>
      <text:p text:style-name="P53"/>
      <text:p text:style-name="P54">Preconditions:</text:p>
      <text:p text:style-name="P55">Mitarbeiter besitzt gültigen Account</text:p>
      <text:p text:style-name="P56"/>
      <text:p text:style-name="P57">Postconditions:</text:p>
      <text:p text:style-name="P58">Neues Passwort wurde abgespeichert und mit dem Mitarbeiterkonto verknüpft</text:p>
      <text:p text:style-name="P59"/>
      <text:p text:style-name="P60">Main Success Scenario:</text:p>
      <text:p text:style-name="P61">1. Mitarbeiter logt sich im System ein</text:p>
      <text:p text:style-name="P62">2. Mitarbeiter fordert Änderung des Passworts an</text:p>
      <text:p text:style-name="P63">3. System fordert neues Passwort und Wiederholung desselben</text:p>
      <text:p text:style-name="P64">4. Mitarbeiter gibt neues Passwort zweimal ein und bestätigt Eingabe</text:p>
      <text:p text:style-name="P65">5. System prüft Passwörter auf Übereinstimmung, speichert das neue Passwort ab und bestätigt den abgeschlossenen Vorgang an den Mitarbeiter</text:p>
      <text:p text:style-name="P66"/>
      <text:p text:style-name="P67">Extensions:</text:p>
      <text:p text:style-name="P68">1.a Mitarbeiter kann sich wegen fehlendem Passwort nicht einloggen</text:p>
      <text:p text:style-name="P69"><text:tab/>1. Mitarbeiter fordert komplett neues Passwort an</text:p>
      <text:p text:style-name="P70"><text:tab/>2. System erstellt neues Passwort und informiert den Mosterei-Inhaber</text:p>
      <text:p text:style-name="P71">5.a Passwörter stimmen nicht überein</text:p>
      <text:p text:style-name="P72"><text:tab/>1. System signalisiert<text:s/>Fehler und fordert neue Eingabe</text:p>
      <text:p text:style-name="P73"><text:tab/>2.<text:s/>Mitarbeiter gibt die Passwörter erneut ein</text:p>
      <text:p text:style-name="P74"/>
      <text:p text:style-name="P75">Special Requirements:</text:p>
      <text:p text:style-name="P76">Schriftgröße von mindestens 12</text:p>
      <text:p text:style-name="P77"/>
      <text:p text:style-name="P78">Technology &amp; Data Various List:</text:p>
      <text:p text:style-name="P79">- Zugriff auf Datenbank, um dort das neue Passwort zu speichern</text:p>
      <text:p text:style-name="P80"/>
      <text:p text:style-name="P81">Frequency of occurence:</text:p>
      <text:p text:style-name="P82">Eher selten</text:p>
      <text:p text:style-name="P83"/>
      <text:p text:style-name="P84">Open Issues:</text:p>
      <text:p text:style-name="Standard">Wie wird der Chef über das neue Passwort informiert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style:vertical-align="baseline"/>
      <style:text-properties style:font-name="Calibri" style:font-name-asian="Calibri" style:font-name-complex="Times New Roman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4-04T20:46:00Z</meta:creation-date>
    <dc:date>2016-04-04T21:09:00Z</dc:date>
    <meta:template xlink:href="Normal.dotm" xlink:type="simple"/>
    <meta:editing-cycles>1</meta:editing-cycles>
    <meta:editing-duration>PT0S</meta:editing-duration>
    <meta:document-statistic meta:page-count="2" meta:paragraph-count="6" meta:word-count="448" meta:character-count="3269" meta:row-count="23" meta:non-whitespace-character-count="2827"/>
  </office:meta>
</office:document-meta>
</file>